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3812" officeooo:paragraph-rsid="000b3812"/>
    </style:style>
    <style:style style:name="P2" style:family="paragraph" style:parent-style-name="Standard">
      <style:text-properties officeooo:rsid="000e256c" officeooo:paragraph-rsid="000e256c"/>
    </style:style>
    <style:style style:name="P3" style:family="paragraph" style:parent-style-name="Standard" style:list-style-name="L1">
      <style:text-properties officeooo:paragraph-rsid="000c5627"/>
    </style:style>
    <style:style style:name="P4" style:family="paragraph" style:parent-style-name="Standard" style:list-style-name="L1">
      <style:text-properties officeooo:rsid="000e256c" officeooo:paragraph-rsid="000e256c"/>
    </style:style>
    <style:style style:name="P5" style:family="paragraph" style:parent-style-name="Standard">
      <style:text-properties officeooo:rsid="000e256c" officeooo:paragraph-rsid="000e256c"/>
    </style:style>
    <style:style style:name="P6" style:family="paragraph" style:parent-style-name="Standard" style:list-style-name="L1">
      <style:text-properties officeooo:rsid="000c5627" officeooo:paragraph-rsid="000c5627"/>
    </style:style>
    <style:style style:name="P7" style:family="paragraph" style:parent-style-name="Standard" style:list-style-name="L1">
      <style:text-properties officeooo:rsid="000c5627" officeooo:paragraph-rsid="000e256c"/>
    </style:style>
    <style:style style:name="P8" style:family="paragraph" style:parent-style-name="Standard" style:list-style-name="L2">
      <style:text-properties officeooo:rsid="00109aa1" officeooo:paragraph-rsid="00109aa1"/>
    </style:style>
    <style:style style:name="P9" style:family="paragraph" style:parent-style-name="Standard" style:list-style-name="L2">
      <style:text-properties officeooo:rsid="00110ef9" officeooo:paragraph-rsid="00110ef9"/>
    </style:style>
    <style:style style:name="P10" style:family="paragraph" style:parent-style-name="Standard" style:list-style-name="L1">
      <style:text-properties fo:font-weight="bold" officeooo:rsid="000b3812" officeooo:paragraph-rsid="000b3812" style:font-weight-asian="bold" style:font-weight-complex="bold"/>
    </style:style>
    <style:style style:name="P11" style:family="paragraph" style:parent-style-name="Standard" style:list-style-name="L1">
      <style:text-properties fo:font-weight="bold" officeooo:rsid="000c5627" officeooo:paragraph-rsid="000c5627" style:font-weight-asian="bold" style:font-weight-complex="bold"/>
    </style:style>
    <style:style style:name="P12" style:family="paragraph" style:parent-style-name="Standard" style:list-style-name="L1">
      <style:text-properties fo:font-weight="bold" style:font-weight-asian="bold" style:font-weight-complex="bold"/>
    </style:style>
    <style:style style:name="P13" style:family="paragraph" style:parent-style-name="Standard" style:list-style-name="L1">
      <style:text-properties fo:font-weight="bold" officeooo:rsid="000e256c" officeooo:paragraph-rsid="000e256c" style:font-weight-asian="bold" style:font-weight-complex="bold"/>
    </style:style>
    <style:style style:name="P14" style:family="paragraph" style:parent-style-name="Heading_20_1">
      <style:paragraph-properties fo:break-before="page"/>
    </style:style>
    <style:style style:name="T1" style:family="text">
      <style:text-properties officeooo:rsid="000e256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359b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rafische Tools zur Datenbankverwaltung – Übersicht</text:h>
      <text:p text:style-name="P1"/>
      <text:list xml:id="list2573058939" text:style-name="L1">
        <text:list-item>
          <text:p text:style-name="P10">PhpMyAdmin</text:p>
          <text:list>
            <text:list-item>
              <text:p text:style-name="P4">free</text:p>
            </text:list-item>
            <text:list-item>
              <text:p text:style-name="P3">GNU G<text:span text:style-name="T1">PL 2</text:span></text:p>
            </text:list-item>
            <text:list-item>
              <text:p text:style-name="P4">Windows, Mac OS X, Linux, runs in browser</text:p>
            </text:list-item>
          </text:list>
        </text:list-item>
        <text:list-item>
          <text:p text:style-name="P6"><text:span text:style-name="T2">MySQL</text:span> <text:span text:style-name="T2">Workbench</text:span></text:p>
          <text:list>
            <text:list-item>
              <text:p text:style-name="P6">free</text:p>
            </text:list-item>
            <text:list-item>
              <text:p text:style-name="P6">GPL</text:p>
            </text:list-item>
            <text:list-item>
              <text:p text:style-name="P6">Windows, Mac OS X, Linux</text:p>
            </text:list-item>
          </text:list>
        </text:list-item>
        <text:list-item>
          <text:p text:style-name="P11">Navicat for MySQL</text:p>
          <text:list>
            <text:list-item>
              <text:p text:style-name="P6">&gt;<text:span text:style-name="T1">149</text:span>$, <text:span text:style-name="T1">14 day trial</text:span></text:p>
            </text:list-item>
            <text:list-item>
              <text:p text:style-name="P6">Commercial and non-commercial <text:span text:style-name="T1">l</text:span>icense<text:span text:style-name="T1">s</text:span></text:p>
            </text:list-item>
            <text:list-item>
              <text:p text:style-name="P6">Windows, Mac OS X, Linux, IOS</text:p>
            </text:list-item>
          </text:list>
        </text:list-item>
        <text:list-item>
          <text:p text:style-name="P11">Sequel Pro</text:p>
          <text:list>
            <text:list-item>
              <text:p text:style-name="P6">free</text:p>
            </text:list-item>
            <text:list-item>
              <text:p text:style-name="P6">GNU GPL 2.0</text:p>
            </text:list-item>
            <text:list-item>
              <text:p text:style-name="P6">Mac OS X</text:p>
            </text:list-item>
          </text:list>
        </text:list-item>
        <text:list-item>
          <text:p text:style-name="P12">HeidiSQL</text:p>
          <text:list>
            <text:list-item>
              <text:p text:style-name="P7">free</text:p>
            </text:list-item>
            <text:list-item>
              <text:p text:style-name="P4">GNU GPL</text:p>
            </text:list-item>
            <text:list-item>
              <text:p text:style-name="P4">Win XP Vista 7 8 10</text:p>
            </text:list-item>
          </text:list>
        </text:list-item>
        <text:list-item>
          <text:p text:style-name="P13">SQLyog</text:p>
          <text:list>
            <text:list-item>
              <text:p text:style-name="P4">&gt;99$, 14 day trial</text:p>
            </text:list-item>
            <text:list-item>
              <text:p text:style-name="P4">Different available depending on usage</text:p>
            </text:list-item>
            <text:list-item>
              <text:p text:style-name="P4">Win 2000 XP Vista 7 10</text:p>
            </text:list-item>
          </text:list>
        </text:list-item>
        <text:list-item>
          <text:p text:style-name="P13">SQLWave</text:p>
          <text:list>
            <text:list-item>
              <text:p text:style-name="P4">99$, 30 day trial</text:p>
            </text:list-item>
            <text:list-item>
              <text:p text:style-name="P4">shareware</text:p>
            </text:list-item>
            <text:list-item>
              <text:p text:style-name="P4">Win XP Vista 7 8 10</text:p>
            </text:list-item>
          </text:list>
        </text:list-item>
        <text:list-item>
          <text:p text:style-name="P4"><text:span text:style-name="T2">dbForge</text:span> <text:span text:style-name="T2">Studio</text:span></text:p>
          <text:list>
            <text:list-item>
              <text:p text:style-name="P4">free (basic funtionality), &gt;59.95$</text:p>
            </text:list-item>
            <text:list-item>
              <text:p text:style-name="P7">Commercial and non-commercial <text:span text:style-name="T1">l</text:span>icense<text:span text:style-name="T1">s</text:span></text:p>
            </text:list-item>
            <text:list-item>
              <text:p text:style-name="P4">Win XP Vista 7 8 8.1 10</text:p>
            </text:list-item>
          </text:list>
        </text:list-item>
        <text:list-item>
          <text:p text:style-name="P4"><text:span text:style-name="T2">DBTools</text:span> <text:span text:style-name="T2">Manager</text:span></text:p>
          <text:list>
            <text:list-item>
              <text:p text:style-name="P4">free, 69.90$ (Enterprise)</text:p>
            </text:list-item>
            <text:list-item>
              <text:p text:style-name="P4">Standard Edition is licensed under standard freeware conditions</text:p>
            </text:list-item>
            <text:list-item>
              <text:p text:style-name="P4">Win 2000 XP Vista 7</text:p>
            </text:list-item>
          </text:list>
        </text:list-item>
        <text:list-item>
          <text:p text:style-name="P4"><text:span text:style-name="T2">MyDB</text:span> <text:span text:style-name="T2">Studio</text:span></text:p>
          <text:list>
            <text:list-item>
              <text:p text:style-name="P4">free</text:p>
            </text:list-item>
            <text:list-item>
              <text:p text:style-name="P4">freeware</text:p>
            </text:list-item>
            <text:list-item>
              <text:p text:style-name="P4">Win XP Vista 7 8 10</text:p>
            </text:list-item>
          </text:list>
        </text:list-item>
      </text:list>
      <text:p text:style-name="P2"/>
      <text:p text:style-name="P2"><text:span text:style-name="T2">Quellen</text:span>: </text:p>
      <text:p text:style-name="P2">- <text:a xlink:type="simple" xlink:href="https://www.databasejournal.com/features/mysql/slideshows/top-10-mysql-gui-tools.html" text:style-name="Internet_20_link" text:visited-style-name="Visited_20_Internet_20_Link">https://www.databasejournal.com/features/mysql/slideshows/top-10-mysql-gui-tools.html</text:a></text:p>
      <text:p text:style-name="P2"/>
      <text:h text:style-name="P14" text:outline-level="1">Kriterien</text:h>
      <text:list xml:id="list2936013339" text:style-name="L2">
        <text:list-item>
          <text:p text:style-name="P8">Kann sich jeder leisten →<text:span text:style-name="T3"> Preislich</text:span></text:p>
        </text:list-item>
        <text:list-item>
          <text:p text:style-name="P8">Viele verschiedene Betriebssysteme</text:p>
        </text:list-item>
        <text:list-item>
          <text:p text:style-name="P8">Freie Nutzbarkeit im akademischen Umfeld</text:p>
        </text:list-item>
        <text:list-item>
          <text:p text:style-name="P9">Struktur darstellen</text:p>
        </text:list-item>
        <text:list-item>
          <text:p text:style-name="P9">Übersichtliche <text:span text:style-name="T3">D</text:span>arstellun<text:span text:style-name="T3">g</text:span> der Daten in Tabellen</text:p>
        </text:list-item>
        <text:list-item>
          <text:p text:style-name="P9">SQL Konsole</text:p>
        </text:list-item>
        <text:list-item>
          <text:p text:style-name="P9">Alles auch über das Tool machen</text:p>
        </text:list-item>
        <text:list-item>
          <text:p text:style-name="P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5:55:00.093713517</meta:creation-date>
    <dc:date>2019-10-30T18:49:13.253021656</dc:date>
    <meta:editing-duration>PT1H53M30S</meta:editing-duration>
    <meta:editing-cycles>6</meta:editing-cycles>
    <meta:generator>LibreOffice/6.2.7.1$Linux_X86_64 LibreOffice_project/20$Build-1</meta:generator>
    <meta:document-statistic meta:table-count="0" meta:image-count="0" meta:object-count="0" meta:page-count="2" meta:paragraph-count="52" meta:word-count="218" meta:character-count="1156" meta:non-whitespace-character-count="1035"/>
  </office:meta>
</office:document-meta>
</file>